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12" style:family="table-row">
      <style:table-row-properties fo:background-color="transparent">
        <style:background-image/>
      </style:table-row-properties>
    </style:style>
    <style:style style:name="Tabella1.A12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3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ext_20_body">
      <style:text-properties officeooo:rsid="0023fedc" officeooo:paragraph-rsid="0023fedc"/>
    </style:style>
    <style:style style:name="P23" style:family="paragraph" style:parent-style-name="Normale">
      <style:text-properties officeooo:rsid="0023fedc" officeooo:paragraph-rsid="0023fedc"/>
    </style:style>
    <style:style style:name="P2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6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8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29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3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3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3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3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3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3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3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38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39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0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1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2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3" style:family="paragraph" style:parent-style-name="Normale">
      <style:text-properties officeooo:paragraph-rsid="0033e801"/>
    </style:style>
    <style:style style:name="P44" style:family="paragraph" style:parent-style-name="Normale">
      <style:text-properties officeooo:paragraph-rsid="00345d92"/>
    </style:style>
    <style:style style:name="P45" style:family="paragraph" style:parent-style-name="Preformatted_20_Text">
      <style:text-properties officeooo:paragraph-rsid="00345d92"/>
    </style:style>
    <style:style style:name="P46" style:family="paragraph" style:parent-style-name="Normale">
      <style:text-properties officeooo:paragraph-rsid="0035884b"/>
    </style:style>
    <style:style style:name="P47" style:family="paragraph" style:parent-style-name="Preformatted_20_Text">
      <style:text-properties officeooo:paragraph-rsid="0035884b"/>
    </style:style>
    <style:style style:name="P4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4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50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54" style:family="paragraph" style:parent-style-name="Normale">
      <style:text-properties officeooo:paragraph-rsid="0038b5b0"/>
    </style:style>
    <style:style style:name="P55" style:family="paragraph" style:parent-style-name="Preformatted_20_Text">
      <style:text-properties officeooo:paragraph-rsid="0038b5b0"/>
    </style:style>
    <style:style style:name="P56" style:family="paragraph" style:parent-style-name="Normale">
      <style:text-properties officeooo:paragraph-rsid="00421009"/>
    </style:style>
    <style:style style:name="P57" style:family="paragraph" style:parent-style-name="Preformatted_20_Text">
      <style:text-properties officeooo:paragraph-rsid="00421009"/>
    </style:style>
    <style:style style:name="P58" style:family="paragraph" style:parent-style-name="Normale">
      <style:text-properties officeooo:paragraph-rsid="004535d5"/>
    </style:style>
    <style:style style:name="P59" style:family="paragraph" style:parent-style-name="Preformatted_20_Text">
      <style:text-properties officeooo:paragraph-rsid="004535d5"/>
    </style:style>
    <style:style style:name="P60" style:family="paragraph" style:parent-style-name="Normale">
      <style:text-properties officeooo:paragraph-rsid="0048c092"/>
    </style:style>
    <style:style style:name="P61" style:family="paragraph" style:parent-style-name="Preformatted_20_Text">
      <style:text-properties officeooo:paragraph-rsid="0048c092"/>
    </style:style>
    <style:style style:name="P62" style:family="paragraph" style:parent-style-name="Normale">
      <style:text-properties officeooo:paragraph-rsid="00491ee8"/>
    </style:style>
    <style:style style:name="P63" style:family="paragraph" style:parent-style-name="Preformatted_20_Text">
      <style:text-properties officeooo:paragraph-rsid="00491ee8"/>
    </style:style>
    <style:style style:name="P64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65" style:family="paragraph" style:parent-style-name="Heading_20_2">
      <style:text-properties officeooo:rsid="0023fedc" officeooo:paragraph-rsid="0023fedc"/>
    </style:style>
    <style:style style:name="P66" style:family="paragraph" style:parent-style-name="Heading_20_2">
      <style:text-properties officeooo:rsid="003247f5" officeooo:paragraph-rsid="003247f5"/>
    </style:style>
    <style:style style:name="P67" style:family="paragraph" style:parent-style-name="Heading_20_2">
      <style:text-properties officeooo:rsid="0035884b" officeooo:paragraph-rsid="0035884b"/>
    </style:style>
    <style:style style:name="P68" style:family="paragraph" style:parent-style-name="Heading_20_2">
      <style:text-properties officeooo:rsid="0038b5b0" officeooo:paragraph-rsid="0038b5b0"/>
    </style:style>
    <style:style style:name="P69" style:family="paragraph" style:parent-style-name="Heading_20_2">
      <style:text-properties officeooo:rsid="00421009" officeooo:paragraph-rsid="00421009"/>
    </style:style>
    <style:style style:name="P70" style:family="paragraph" style:parent-style-name="Heading_20_2">
      <style:text-properties officeooo:rsid="00421009" officeooo:paragraph-rsid="004535d5"/>
    </style:style>
    <style:style style:name="P71" style:family="paragraph" style:parent-style-name="Heading_20_3">
      <style:text-properties officeooo:rsid="003247f5" officeooo:paragraph-rsid="003247f5"/>
    </style:style>
    <style:style style:name="P72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73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74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75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76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77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78" style:family="paragraph" style:parent-style-name="Normale" style:list-style-name="L1">
      <style:text-properties officeooo:rsid="0023fedc" officeooo:paragraph-rsid="0023fedc"/>
    </style:style>
    <style:style style:name="P79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80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81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82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83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84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85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86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87" style:family="paragraph" style:parent-style-name="Paragrafo_20_elenco" style:list-style-name="L5"/>
    <style:style style:name="P88" style:family="paragraph" style:parent-style-name="Paragrafo_20_elenco" style:list-style-name="L5">
      <style:text-properties officeooo:paragraph-rsid="00345d92"/>
    </style:style>
    <style:style style:name="P89" style:family="paragraph" style:parent-style-name="Paragrafo_20_elenco" style:list-style-name="L5">
      <style:text-properties officeooo:paragraph-rsid="0035884b"/>
    </style:style>
    <style:style style:name="P90" style:family="paragraph" style:parent-style-name="Paragrafo_20_elenco" style:list-style-name="L5">
      <style:text-properties officeooo:paragraph-rsid="0038b5b0"/>
    </style:style>
    <style:style style:name="P91" style:family="paragraph" style:parent-style-name="Paragrafo_20_elenco" style:list-style-name="L5">
      <style:text-properties officeooo:paragraph-rsid="00421009"/>
    </style:style>
    <style:style style:name="P92" style:family="paragraph" style:parent-style-name="Paragrafo_20_elenco" style:list-style-name="L5">
      <style:text-properties officeooo:paragraph-rsid="004535d5"/>
    </style:style>
    <style:style style:name="P93" style:family="paragraph" style:parent-style-name="Paragrafo_20_elenco" style:list-style-name="L5">
      <style:text-properties officeooo:paragraph-rsid="0048c092"/>
    </style:style>
    <style:style style:name="P94" style:family="paragraph" style:parent-style-name="Paragrafo_20_elenco" style:list-style-name="L5">
      <style:text-properties officeooo:paragraph-rsid="00491ee8"/>
    </style:style>
    <style:style style:name="P95" style:family="paragraph" style:parent-style-name="Paragrafo_20_elenco" style:list-style-name="L5">
      <style:text-properties officeooo:rsid="003247f5" officeooo:paragraph-rsid="003247f5"/>
    </style:style>
    <style:style style:name="P96" style:family="paragraph" style:parent-style-name="Paragrafo_20_elenco" style:list-style-name="L5">
      <style:text-properties officeooo:rsid="0036e658" officeooo:paragraph-rsid="0036e658"/>
    </style:style>
    <style:style style:name="P97" style:family="paragraph" style:parent-style-name="Paragrafo_20_elenco" style:list-style-name="L5">
      <style:text-properties officeooo:rsid="0036e658" officeooo:paragraph-rsid="0038b5b0"/>
    </style:style>
    <style:style style:name="P98" style:family="paragraph" style:parent-style-name="Paragrafo_20_elenco" style:list-style-name="L5">
      <style:text-properties officeooo:rsid="0036e658" officeooo:paragraph-rsid="00421009"/>
    </style:style>
    <style:style style:name="P99" style:family="paragraph" style:parent-style-name="Paragrafo_20_elenco" style:list-style-name="L5">
      <style:text-properties officeooo:rsid="0036e658" officeooo:paragraph-rsid="004535d5"/>
    </style:style>
    <style:style style:name="P100" style:family="paragraph" style:parent-style-name="Paragrafo_20_elenco" style:list-style-name="L5">
      <style:text-properties officeooo:rsid="0036e658" officeooo:paragraph-rsid="0048c092"/>
    </style:style>
    <style:style style:name="P101" style:family="paragraph" style:parent-style-name="Paragrafo_20_elenco" style:list-style-name="L5">
      <style:text-properties officeooo:rsid="0036e658" officeooo:paragraph-rsid="00491ee8"/>
    </style:style>
    <style:style style:name="P102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103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104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105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106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107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108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109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110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111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112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113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114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115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116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117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118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119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120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121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122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123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officeooo:rsid="001e759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92e1" style:font-weight-asian="normal" style:font-weight-complex="normal"/>
    </style:style>
    <style:style style:name="T7" style:family="text">
      <style:text-properties fo:font-weight="normal" officeooo:rsid="002d95f1" style:font-weight-asian="normal" style:font-weight-complex="normal"/>
    </style:style>
    <style:style style:name="T8" style:family="text">
      <style:text-properties fo:font-weight="normal" officeooo:rsid="003aa606" style:font-weight-asian="normal" style:font-weight-complex="normal"/>
    </style:style>
    <style:style style:name="T9" style:family="text">
      <style:text-properties fo:font-weight="normal" officeooo:rsid="004535d5" style:font-weight-asian="normal" style:font-weight-complex="normal"/>
    </style:style>
    <style:style style:name="T10" style:family="text">
      <style:text-properties fo:font-weight="normal" officeooo:rsid="00469097" style:font-weight-asian="normal" style:font-weight-complex="normal"/>
    </style:style>
    <style:style style:name="T11" style:family="text">
      <style:text-properties fo:font-weight="normal" officeooo:rsid="00470713" style:font-weight-asian="normal" style:font-weight-complex="normal"/>
    </style:style>
    <style:style style:name="T12" style:family="text">
      <style:text-properties fo:font-weight="normal" officeooo:rsid="004c1c19" style:font-weight-asian="normal" style:font-weight-complex="normal"/>
    </style:style>
    <style:style style:name="T13" style:family="text">
      <style:text-properties officeooo:rsid="002492e1"/>
    </style:style>
    <style:style style:name="T14" style:family="text">
      <style:text-properties officeooo:rsid="00264f06"/>
    </style:style>
    <style:style style:name="T15" style:family="text">
      <style:text-properties officeooo:rsid="002a23bb"/>
    </style:style>
    <style:style style:name="T16" style:family="text">
      <style:text-properties officeooo:rsid="002b4fb3"/>
    </style:style>
    <style:style style:name="T17" style:family="text">
      <style:text-properties officeooo:rsid="002ee07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247f5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28" style:family="text">
      <style:text-properties officeooo:rsid="003247f5"/>
    </style:style>
    <style:style style:name="T29" style:family="text">
      <style:text-properties style:font-name="Calibri" fo:font-size="11pt" style:font-size-asian="11pt" style:font-size-complex="11pt"/>
    </style:style>
    <style:style style:name="T30" style:family="text">
      <style:text-properties style:font-name="Calibri" fo:font-size="11pt" officeooo:rsid="00345d92" style:font-size-asian="11pt" style:font-size-complex="11pt"/>
    </style:style>
    <style:style style:name="T31" style:family="text">
      <style:text-properties officeooo:rsid="00327c14"/>
    </style:style>
    <style:style style:name="T32" style:family="text">
      <style:text-properties officeooo:rsid="0033e801"/>
    </style:style>
    <style:style style:name="T33" style:family="text">
      <style:text-properties officeooo:rsid="00345d92"/>
    </style:style>
    <style:style style:name="T34" style:family="text">
      <style:text-properties officeooo:rsid="0035884b"/>
    </style:style>
    <style:style style:name="T35" style:family="text">
      <style:text-properties officeooo:rsid="0038b5b0"/>
    </style:style>
    <style:style style:name="T36" style:family="text">
      <style:text-properties officeooo:rsid="003c2a07"/>
    </style:style>
    <style:style style:name="T37" style:family="text">
      <style:text-properties officeooo:rsid="003d3367"/>
    </style:style>
    <style:style style:name="T38" style:family="text">
      <style:text-properties officeooo:rsid="003e80ce"/>
    </style:style>
    <style:style style:name="T39" style:family="text">
      <style:text-properties officeooo:rsid="003f2f59"/>
    </style:style>
    <style:style style:name="T40" style:family="text">
      <style:text-properties officeooo:rsid="00421009"/>
    </style:style>
    <style:style style:name="T41" style:family="text">
      <style:text-properties officeooo:rsid="0043d1d6"/>
    </style:style>
    <style:style style:name="T42" style:family="text">
      <style:text-properties officeooo:rsid="004535d5"/>
    </style:style>
    <style:style style:name="T43" style:family="text">
      <style:text-properties officeooo:rsid="00470713"/>
    </style:style>
    <style:style style:name="T44" style:family="text">
      <style:text-properties officeooo:rsid="0048c092"/>
    </style:style>
    <style:style style:name="T45" style:family="text">
      <style:text-properties officeooo:rsid="00491ee8"/>
    </style:style>
    <style:style style:name="T46" style:family="text">
      <style:text-properties officeooo:rsid="004adb5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4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4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4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2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2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14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4">web app </text:span>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24">Librerie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25">Ngx-translate</text:p>
          </table:table-cell>
          <table:table-cell table:style-name="Tabella1.A13" office:value-type="string">
            <text:p text:style-name="P25">15.0.0</text:p>
          </table:table-cell>
          <table:table-cell table:style-name="Tabella1.C13" office:value-type="string">
            <text:p text:style-name="P26">Libreria di internazionalizzazione per Angular</text:p>
          </table:table-cell>
        </table:table-row>
        <table:table-row table:style-name="Tabella1.12">
          <table:table-cell table:style-name="Tabella1.A13" office:value-type="string">
            <text:p text:style-name="P25">Rxjs</text:p>
          </table:table-cell>
          <table:table-cell table:style-name="Tabella1.A13" office:value-type="string">
            <text:p text:style-name="P25">7.8.0</text:p>
          </table:table-cell>
          <table:table-cell table:style-name="Tabella1.C13" office:value-type="string">
            <text:p text:style-name="P26">Libreria per programmazione reattiva e asincrona</text:p>
          </table:table-cell>
        </table:table-row>
        <table:table-row table:style-name="Tabella1.12">
          <table:table-cell table:style-name="Tabella1.A13" office:value-type="string">
            <text:p text:style-name="P25">Angular Material</text:p>
          </table:table-cell>
          <table:table-cell table:style-name="Tabella1.A13" office:value-type="string">
            <text:p text:style-name="P25">16.2.5</text:p>
          </table:table-cell>
          <table:table-cell table:style-name="Tabella1.C13" office:value-type="string">
            <text:p text:style-name="P26">Libreria che mette a disposizione componenti grafiche per web app 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39">Strumenti di sviluppo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39">VSCode</text:p>
          </table:table-cell>
          <table:table-cell table:style-name="Tabella1.A13" office:value-type="string">
            <text:p text:style-name="P39">1.82.2</text:p>
          </table:table-cell>
          <table:table-cell table:style-name="Tabella1.C13" office:value-type="string">
            <text:p text:style-name="P40">Editor di testo con la possibilità di integrare plugin</text:p>
          </table:table-cell>
        </table:table-row>
        <table:table-row table:style-name="Tabella1.12">
          <table:table-cell table:style-name="Tabella1.A13" office:value-type="string">
            <text:p text:style-name="P39">Figma</text:p>
          </table:table-cell>
          <table:table-cell table:style-name="Tabella1.A13" office:value-type="string">
            <text:p text:style-name="P41">9.0</text:p>
          </table:table-cell>
          <table:table-cell table:style-name="Tabella1.C13" office:value-type="string">
            <text:p text:style-name="P42">Web-app <text:span text:style-name="T15">collaborativa </text:span>per la creazione di <text:span text:style-name="T15">design </text:span>di interfaccia grafica</text:p>
          </table:table-cell>
        </table:table-row>
        <table:table-row table:style-name="Tabella1.12">
          <table:table-cell table:style-name="Tabella1.A13" office:value-type="string">
            <text:p text:style-name="P39">StarUML</text:p>
          </table:table-cell>
          <table:table-cell table:style-name="Tabella1.A13" office:value-type="string">
            <text:p text:style-name="P41">6.0.1</text:p>
          </table:table-cell>
          <table:table-cell table:style-name="Tabella1.C13" office:value-type="string">
            <text:p text:style-name="P40">Applicazione per la <text:span text:style-name="T16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65" text:outline-level="2">Internazionalizzazione e localizzazione</text:h>
      <text:p text:style-name="P22">Per poter capire le scelte progettuali occorre prima dare delle definizioni ai termini:</text:p>
      <text:list text:style-name="L1">
        <text:list-item>
          <text:p text:style-name="P78"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78"><text:soft-page-break/><text:span text:style-name="T2">Localizzazione</text:span>: è il processo di adattamento di un prodotto in base alle esigenze culturali di una particolare area / di un particolare mercato.</text:p>
        </text:list-item>
      </text:list>
      <text:p text:style-name="P23"/>
      <text:p text:style-name="P23"/>
      <text:p text:style-name="P23">Per quanto riguarda l’internazionalizzazione e la localizzazione del contenuto statico dell’applicazione, si è scelto di usare la lib<text:span text:style-name="T13">r</text:span>eria <text:span text:style-name="T2">ngx-translate</text:span><text:span text:style-name="T5"> al posto del pacchetto </text:span><text:span text:style-name="T2">@angular/localize</text:span><text:span text:style-name="T5">, nativamente supportato da Angular; </text:span><text:span text:style-name="T6">di seguito, una breve analisi sulle potenzialità e sulle carenze di entrambe le tecnologie.</text:span></text:p>
      <text:p text:style-name="P27">@angular/localize</text:p>
      <text:list text:style-name="L2">
        <text:list-item>
          <text:p text:style-name="P79">Vantaggi:</text:p>
          <text:list>
            <text:list-item>
              <text:p text:style-name="P79">Supportato nativamente dal framework Angular;</text:p>
            </text:list-item>
            <text:list-item>
              <text:p text:style-name="P80">Velocità di esecuzione delle applicazioni che la usano;</text:p>
            </text:list-item>
            <text:list-item>
              <text:p text:style-name="P80">Supporto concreto per progetti di grandi dimensioni data la scalabilità <text:span text:style-name="T17">offerta</text:span>.</text:p>
            </text:list-item>
          </text:list>
        </text:list-item>
        <text:list-item>
          <text:p text:style-name="P82">Svantaggi</text:p>
          <text:list>
            <text:list-item>
              <text:p text:style-name="P80">Necessita di una compilazione manuale per aggiornare le traduzioni;</text:p>
            </text:list-item>
            <text:list-item>
              <text:p text:style-name="P80">Necessita di un passaggio manuale di dati per aggiornare ogni traduzione;</text:p>
            </text:list-item>
            <text:list-item>
              <text:p text:style-name="P84">Presenza di multiple versioni dell’applicazione (una per ogni traduzione);</text:p>
            </text:list-item>
            <text:list-item>
              <text:p text:style-name="P84">Ogni versione necessita del proprio processo di build;</text:p>
            </text:list-item>
            <text:list-item>
              <text:p text:style-name="P84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38"/>
      <text:p text:style-name="P28">ngx-translate</text:p>
      <text:list text:style-name="L3">
        <text:list-item>
          <text:p text:style-name="P83">Vantaggi: </text:p>
          <text:list>
            <text:list-item>
              <text:p text:style-name="P83">Di facile utilizzo e apprendimento;</text:p>
            </text:list-item>
            <text:list-item>
              <text:p text:style-name="P83">Utilizzo di file JSON, facilmente gestibili e modificabili;</text:p>
            </text:list-item>
            <text:list-item>
              <text:p text:style-name="P83">Consente di gestire la mancanza di traduzione;</text:p>
            </text:list-item>
            <text:list-item>
              <text:p text:style-name="P83">Consente un cambio di linguaggio di traduzione senza necessità di ricaricare la pagina.</text:p>
            </text:list-item>
          </text:list>
        </text:list-item>
        <text:list-item>
          <text:p text:style-name="P83">Svantaggi:</text:p>
          <text:list>
            <text:list-item>
              <text:p text:style-name="P85"><text:span text:style-name="T7">E’</text:span><text:span text:style-name="T5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5">https://github.com/ngx-translate/core/issues/495</text:span></text:a><text:span text:style-name="T5">) </text:span><text:span text:style-name="T12">e quindi non è frequentemente aggiornata;</text:span></text:p>
            </text:list-item>
            <text:list-item>
              <text:p text:style-name="P81">Appesantisce l’esecuzione dell’applicazione.</text:p>
            </text:list-item>
          </text:list>
        </text:list-item>
      </text:list>
      <text:p text:style-name="P29"><text:span text:style-name="T5">La scelta di </text:span>ngx-translate<text:span text:style-name="T5"> è stata dettata dalle esigenze del prodotto, in particolare:</text:span></text:p>
      <text:list text:style-name="L4">
        <text:list-item>
          <text:p text:style-name="P86">Integrazione in un <text:span text:style-name="T18">iframe</text:span><text:span text:style-name="T23">: dato che la web-app deve essere in grado di eseguire all’interno di un </text:span><text:span text:style-name="T20">iframe</text:span><text:span text:style-name="T23"> e l’applicazione “genitore” utilizza tale libreria, si vuole garantire una traduzione uniforme </text:span><text:soft-page-break/><text:span text:style-name="T23">all’interno della schermata visualizzata, evitando di ricaricare l’applicazione all’interno della porzione di schermo delimitata dall’</text:span><text:span text:style-name="T20">iframe</text:span><text:span text:style-name="T23">;</text:span></text:p>
        </text:list-item>
        <text:list-item>
          <text:p text:style-name="P86"><text:span text:style-name="T22">Semplicità di <text:s/>sviluppo</text:span><text:span text:style-name="T23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86"><text:span text:style-name="T22">Semplicità di test</text:span><text:span text:style-name="T23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43">L’applicativo ADeQA utilizza delle API messe a disposizione da un backend comune a tutta la suite di prodotti TriZeta; <text:span text:style-name="T32">il corpo delle richieste è in formato JSON, così come il corpo delle risposte.</text:span></text:p>
      <text:p text:style-name="P43"><text:span text:style-name="T32">D</text:span>i seguito sono riportate le API utilizzate da ADeQA:</text:p>
      <text:h text:style-name="P66" text:outline-level="2">Autenticazione</text:h>
      <text:h text:style-name="P71" text:outline-level="3">Login</text:h>
      <text:p text:style-name="Normale"><text:span text:style-name="Car._20_predefinito_20_paragrafo"><text:span text:style-name="T2">Descrizione: </text:span></text:span>questo endpoint permette <text:span text:style-name="T28">l’autenticazione al sistema. </text:span></text:p>
      <text:list xml:id="list52923043" text:style-name="L5">
        <text:list-item>
          <text:p text:style-name="P87"><text:span text:style-name="Car._20_predefinito_20_paragrafo"><text:span text:style-name="T2">Endpoint:</text:span></text:span> /<text:span text:style-name="T28">login</text:span></text:p>
        </text:list-item>
        <text:list-item>
          <text:p text:style-name="P87"><text:span text:style-name="Car._20_predefinito_20_paragrafo"><text:span text:style-name="T2">Metodo HTTP:</text:span></text:span> <text:span text:style-name="T28">POST</text:span></text:p>
        </text:list-item>
        <text:list-item>
          <text:p text:style-name="P87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87"><text:span text:style-name="T19">username</text:span>: <text:span text:style-name="T28">nome utente identificativo per l’accesso;</text:span></text:p>
            </text:list-item>
            <text:list-item>
              <text:p text:style-name="P95"><text:span text:style-name="T18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29">{</text:span></text:span></text:p>
            <text:p text:style-name="Preformatted_20_Text"><text:span text:style-name="Source_20_Text"><text:span text:style-name="T29"><text:s text:c="2"/>"token": "string"</text:span></text:span></text:p>
            <text:p text:style-name="Preformatted_20_Text"><text:span text:style-name="Source_20_Text"><text:span text:style-name="T29">}</text:span></text:span></text:p>
          </table:table-cell>
          <table:table-cell table:style-name="Tabella2.D2" office:value-type="string">
            <text:p text:style-name="P1">Ritor<text:span text:style-name="T28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30">Negativo</text:p>
          </table:table-cell>
          <table:table-cell table:style-name="Tabella2.B3" office:value-type="string">
            <text:p text:style-name="P30">500</text:p>
          </table:table-cell>
          <table:table-cell table:style-name="Tabella2.C3" office:value-type="string">
            <text:p text:style-name="Preformatted_20_Text"><text:span text:style-name="Source_20_Text"><text:span text:style-name="T29">{</text:span></text:span></text:p>
            <text:p text:style-name="Preformatted_20_Text"><text:span text:style-name="Source_20_Text"><text:span text:style-name="T29"><text:s text:c="2"/>"code": "string",</text:span></text:span></text:p>
            <text:p text:style-name="Preformatted_20_Text"><text:span text:style-name="Source_20_Text"><text:span text:style-name="T29"><text:s text:c="2"/>"description": "string"</text:span></text:span></text:p>
            <text:p text:style-name="Preformatted_20_Text"><text:span text:style-name="Source_20_Text"><text:span text:style-name="T29">}</text:span></text:span></text:p>
          </table:table-cell>
          <table:table-cell table:style-name="Tabella2.D3" office:value-type="string">
            <text:p text:style-name="P30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44"><text:span text:style-name="Car._20_predefinito_20_paragrafo"><text:span text:style-name="T2">Descrizione: </text:span></text:span>questo endpoint permette <text:span text:style-name="T33">la disconnessione</text:span><text:span text:style-name="T28"> </text:span><text:span text:style-name="T33">d</text:span><text:span text:style-name="T28">al sistema. </text:span></text:p>
      <text:list xml:id="list173733336449896" text:continue-numbering="true" text:style-name="L5">
        <text:list-item>
          <text:p text:style-name="P88"><text:span text:style-name="Car._20_predefinito_20_paragrafo"><text:span text:style-name="T2">Endpoint:</text:span></text:span> /<text:span text:style-name="T33">logout</text:span></text:p>
        </text:list-item>
        <text:list-item>
          <text:p text:style-name="P88"><text:span text:style-name="Car._20_predefinito_20_paragrafo"><text:span text:style-name="T2">Metodo HTTP:</text:span></text:span> <text:span text:style-name="T28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45"><text:span text:style-name="Source_20_Text"><text:span text:style-name="T29">{</text:span></text:span></text:p>
            <text:p text:style-name="P45"><text:span text:style-name="Source_20_Text"><text:span text:style-name="T29"><text:s text:c="2"/>"</text:span></text:span><text:span text:style-name="Source_20_Text"><text:span text:style-name="T30">status</text:span></text:span><text:span text:style-name="Source_20_Text"><text:span text:style-name="T29">": "string"</text:span></text:span></text:p>
            <text:p text:style-name="P45"><text:span text:style-name="Source_20_Text"><text:span text:style-name="T29">}</text:span></text:span></text:p>
          </table:table-cell>
          <table:table-cell table:style-name="Tabella3.D2" office:value-type="string">
            <text:p text:style-name="P6">Ritor<text:span text:style-name="T28">na </text:span><text:span text:style-name="T33">lo stato della richiesta</text:span></text:p>
          </table:table-cell>
        </table:table-row>
        <text:soft-page-break/>
        <table:table-row table:style-name="Tabella3.3">
          <table:table-cell table:style-name="Tabella3.A3" office:value-type="string">
            <text:p text:style-name="P31">Negativo</text:p>
          </table:table-cell>
          <table:table-cell table:style-name="Tabella3.B3" office:value-type="string">
            <text:p text:style-name="P31">500</text:p>
          </table:table-cell>
          <table:table-cell table:style-name="Tabella3.C3" office:value-type="string">
            <text:p text:style-name="P45"><text:span text:style-name="Source_20_Text"><text:span text:style-name="T29">{</text:span></text:span></text:p>
            <text:p text:style-name="P45"><text:span text:style-name="Source_20_Text"><text:span text:style-name="T29"><text:s text:c="2"/>"code": "string",</text:span></text:span></text:p>
            <text:p text:style-name="P45"><text:span text:style-name="Source_20_Text"><text:span text:style-name="T29"><text:s text:c="2"/>"description": "string"</text:span></text:span></text:p>
            <text:p text:style-name="P45"><text:span text:style-name="Source_20_Text"><text:span text:style-name="T29">}</text:span></text:span></text:p>
          </table:table-cell>
          <table:table-cell table:style-name="Tabella3.D3" office:value-type="string">
            <text:p text:style-name="P31">Ritorna un JSON di errore avente codice e descrizione.</text:p>
          </table:table-cell>
        </table:table-row>
      </table:table>
      <text:p text:style-name="P44"/>
      <text:h text:style-name="P67" text:outline-level="2">Fasi</text:h>
      <text:h text:style-name="P72" text:outline-level="3">QualityPhase <text:s/>- <text:span text:style-name="T35">Fetch</text:span></text:h>
      <text:p text:style-name="P46"><text:span text:style-name="Car._20_predefinito_20_paragrafo"><text:span text:style-name="T2">Descrizione: </text:span></text:span>questo endpoint permette <text:span text:style-name="T34">di ottenere le fasi di cui eseguire i controlli</text:span><text:span text:style-name="T28">. </text:span></text:p>
      <text:list xml:id="list173734206775697" text:continue-numbering="true" text:style-name="L5">
        <text:list-item>
          <text:p text:style-name="P89"><text:span text:style-name="Car._20_predefinito_20_paragrafo"><text:span text:style-name="T2">Endpoint:</text:span></text:span> /<text:span text:style-name="T34">9000005</text:span>/<text:span text:style-name="T34">qualityphase/fetch</text:span></text:p>
        </text:list-item>
        <text:list-item>
          <text:p text:style-name="P89"><text:span text:style-name="Car._20_predefinito_20_paragrafo"><text:span text:style-name="T2">Metodo HTTP:</text:span></text:span> <text:span text:style-name="T28">POST</text:span></text:p>
        </text:list-item>
        <text:list-item>
          <text:p text:style-name="P96"><text:span text:style-name="T2">Header</text:span>: token di autenticazione</text:p>
        </text:list-item>
        <text:list-item>
          <text:p text:style-name="P102"><text:span text:style-name="Car._20_predefinito_20_paragrafo"><text:span text:style-name="T31">Corpo richiesta</text:span></text:span>:</text:p>
          <text:list>
            <text:list-item>
              <text:p text:style-name="P103"><text:span text:style-name="T20">startRow</text:span><text:span text:style-name="T5">: riga di partenza da cui si inizia a</text:span><text:span text:style-name="T10">d </text:span><text:span text:style-name="T25">acquisire </text:span><text:span text:style-name="T5">le fasi, tra le righe ottenute dal filtraggio (indicato dall’array </text:span><text:span text:style-name="T20">criteria</text:span><text:span text:style-name="T23">);</text:span></text:p>
            </text:list-item>
            <text:list-item>
              <text:p text:style-name="P109"><text:span text:style-name="T5">criteria</text:span><text:span text:style-name="T23">: array di criteri di filtraggio, avente</text:span></text:p>
              <text:list>
                <text:list-item>
                  <text:p text:style-name="P109"><text:span text:style-name="T5">fieldname</text:span><text:span text:style-name="T23">: nome della colonna per la quale filtrare;</text:span></text:p>
                </text:list-item>
                <text:list-item>
                  <text:p text:style-name="P109"><text:span text:style-name="T5">value</text:span><text:span text:style-name="T23">: valore di confronto per il filtraggio;</text:span></text:p>
                </text:list-item>
                <text:list-item>
                  <text:p text:style-name="P109"><text:span text:style-name="T5">operator</text:span><text:span text:style-name="T23">: operatore di confronto da applicare.</text:span></text:p>
                </text:list-item>
              </text:list>
            </text:list-item>
            <text:list-item>
              <text:p text:style-name="P115"><text:span text:style-name="T5">orderby</text:span><text:span text:style-name="T23">: array di criteri di ordinamento, avente:</text:span></text:p>
              <text:list>
                <text:list-item>
                  <text:p text:style-name="P115"><text:span text:style-name="T5">columnname</text:span><text:span text:style-name="T23">: nome della colonna per la quale ordinare;</text:span></text:p>
                </text:list-item>
                <text:list-item>
                  <text:p text:style-name="P115"><text:span text:style-name="T5">direction</text:span><text:span text:style-name="T23">: direzione dell’ordinamento.</text:span></text:p>
                </text:list-item>
              </text:list>
            </text:list-item>
            <text:list-item>
              <text:p text:style-name="P119"><text:span text:style-name="T5">endRow</text:span><text:span text:style-name="T23">: <text:s/></text:span><text:span text:style-name="T24">riga da cui si </text:span><text:span text:style-name="T23">finisce di </text:span><text:span text:style-name="T25">acquisire dati</text:span><text:span text:style-name="T24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29">{</text:span></text:span></text:p>
            <text:p text:style-name="Preformatted_20_Text"><text:span text:style-name="Source_20_Text"><text:span text:style-name="T29"><text:s text:c="2"/>"data": [</text:span></text:span></text:p>
            <text:p text:style-name="Preformatted_20_Text"><text:span text:style-name="Source_20_Text"><text:span text:style-name="T29"><text:s text:c="4"/>{</text:span></text:span></text:p>
            <text:p text:style-name="Preformatted_20_Text"><text:span text:style-name="Source_20_Text"><text:span text:style-name="T29"><text:s text:c="6"/>"phasename": "string",</text:span></text:span></text:p>
            <text:p text:style-name="Preformatted_20_Text"><text:span text:style-name="Source_20_Text"><text:span text:style-name="T29"><text:s text:c="6"/>"color": "string",</text:span></text:span></text:p>
            <text:p text:style-name="Preformatted_20_Text"><text:span text:style-name="Source_20_Text"><text:span text:style-name="T29"><text:s text:c="6"/>"ad_org_id": 0,</text:span></text:span></text:p>
            <text:p text:style-name="Preformatted_20_Text"><text:span text:style-name="Source_20_Text"><text:span text:style-name="T29"><text:s text:c="6"/>"projectplan_timeline_id": 0,</text:span></text:span></text:p>
            <text:p text:style-name="Preformatted_20_Text"><text:span text:style-name="Source_20_Text"><text:span text:style-name="T29"><text:s text:c="6"/>"c_projectphase_id": 0,</text:span></text:span></text:p>
            <text:p text:style-name="Preformatted_20_Text"><text:span text:style-name="Source_20_Text"><text:span text:style-name="T29"><text:s text:c="6"/>"end_plan": "Unknown Type: date",</text:span></text:span></text:p>
            <text:p text:style-name="Preformatted_20_Text"><text:span text:style-name="Source_20_Text"><text:span text:style-name="T29"><text:s text:c="6"/>"linename": "string",</text:span></text:span></text:p>
            <text:p text:style-name="Preformatted_20_Text"><text:span text:style-name="Source_20_Text"><text:span text:style-name="T29"><text:s text:c="6"/>"c_projectline_id": 0,</text:span></text:span></text:p>
            <text:p text:style-name="Preformatted_20_Text"><text:span text:style-name="Source_20_Text"><text:span text:style-name="T29"><text:s text:c="6"/>"ad_client_id": 0,</text:span></text:span></text:p>
            <text:p text:style-name="Preformatted_20_Text"><text:span text:style-name="Source_20_Text"><text:span text:style-name="T29"><text:s text:c="6"/>"isglobal": "Y",</text:span></text:span></text:p>
            <text:p text:style-name="Preformatted_20_Text"><text:span text:style-name="Source_20_Text"><text:span text:style-name="T29"><text:s text:c="6"/>"c_bpartner_id": 0,</text:span></text:span></text:p>
            <text:p text:style-name="Preformatted_20_Text"><text:span text:style-name="Source_20_Text"><text:span text:style-name="T29"><text:s text:c="6"/>"status": "Y",</text:span></text:span></text:p>
            <text:p text:style-name="Preformatted_20_Text"><text:span text:style-name="Source_20_Text"><text:span text:style-name="T29"><text:s text:c="6"/>"start_plan": "Unknown Type: date",</text:span></text:span></text:p>
            <text:p text:style-name="Preformatted_20_Text"><text:span text:style-name="Source_20_Text"><text:span text:style-name="T29"><text:s text:c="6"/>"customer": "string"</text:span></text:span></text:p>
            <text:p text:style-name="Preformatted_20_Text"><text:span text:style-name="Source_20_Text"><text:span text:style-name="T29"><text:s text:c="4"/>}</text:span></text:span></text:p>
            <text:p text:style-name="Preformatted_20_Text"><text:span text:style-name="Source_20_Text"><text:span text:style-name="T29"><text:s text:c="2"/>],</text:span></text:span></text:p>
            <text:p text:style-name="Preformatted_20_Text"><text:span text:style-name="Source_20_Text"><text:span text:style-name="T29"><text:s text:c="2"/>"startRow": 0,</text:span></text:span></text:p>
            <text:p text:style-name="Preformatted_20_Text"><text:span text:style-name="Source_20_Text"><text:span text:style-name="T29"><text:s text:c="2"/>"endRow": 0,</text:span></text:span></text:p>
            <text:p text:style-name="Preformatted_20_Text"><text:span text:style-name="Source_20_Text"><text:span text:style-name="T29"><text:s text:c="2"/>"totalRows": 0</text:span></text:span></text:p>
            <text:p text:style-name="Preformatted_20_Text"><text:span text:style-name="Source_20_Text"><text:span text:style-name="T29">}</text:span></text:span></text:p>
          </table:table-cell>
          <table:table-cell table:style-name="Tabella4.D2" office:value-type="string">
            <text:p text:style-name="P7">Ritor<text:span text:style-name="T28">na </text:span><text:span text:style-name="T37">una lista di </text:span><text:span text:style-name="T36">fasi filtrat</text:span><text:span text:style-name="T39">a</text:span><text:span text:style-name="T36"> e ordinat</text:span><text:span text:style-name="T39">a</text:span><text:span text:style-name="T36"> come da richiesta, </text:span><text:span text:style-name="T37">oltre all’indicazione sulle righe ottenute ed il numero di record </text:span><text:span text:style-name="T38">oggetto della ricerca</text:span></text:p>
          </table:table-cell>
        </table:table-row>
        <text:soft-page-break/>
        <table:table-row>
          <table:table-cell table:style-name="Tabella4.A3" office:value-type="string">
            <text:p text:style-name="P48">Negativo</text:p>
          </table:table-cell>
          <table:table-cell table:style-name="Tabella4.B3" office:value-type="string">
            <text:p text:style-name="P48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48">L’utente non è autorizzato</text:p>
          </table:table-cell>
        </table:table-row>
        <table:table-row table:style-name="Tabella4.4">
          <table:table-cell table:style-name="Tabella4.A4" office:value-type="string">
            <text:p text:style-name="P32">Negativo</text:p>
          </table:table-cell>
          <table:table-cell table:style-name="Tabella4.B4" office:value-type="string">
            <text:p text:style-name="P32">500</text:p>
          </table:table-cell>
          <table:table-cell table:style-name="Tabella4.C4" office:value-type="string">
            <text:p text:style-name="P47"><text:span text:style-name="Source_20_Text"><text:span text:style-name="T29">{</text:span></text:span></text:p>
            <text:p text:style-name="P47"><text:span text:style-name="Source_20_Text"><text:span text:style-name="T29"><text:s text:c="2"/>"code": "string",</text:span></text:span></text:p>
            <text:p text:style-name="P47"><text:span text:style-name="Source_20_Text"><text:span text:style-name="T29"><text:s text:c="2"/>"description": "string"</text:span></text:span></text:p>
            <text:p text:style-name="P47"><text:span text:style-name="Source_20_Text"><text:span text:style-name="T29">}</text:span></text:span></text:p>
          </table:table-cell>
          <table:table-cell table:style-name="Tabella4.D4" office:value-type="string">
            <text:p text:style-name="P32">Ritorna un JSON di errore avente codice e descrizione.</text:p>
          </table:table-cell>
        </table:table-row>
      </table:table>
      <text:p text:style-name="P46"/>
      <text:h text:style-name="P68" text:outline-level="2">Operatori</text:h>
      <text:h text:style-name="P73" text:outline-level="3">Operators <text:span text:style-name="T34"><text:s/>- </text:span>Fetch</text:h>
      <text:p text:style-name="P54"><text:span text:style-name="Car._20_predefinito_20_paragrafo"><text:span text:style-name="T2">Descrizione: </text:span></text:span>questo endpoint permette <text:span text:style-name="T34">di ottenere </text:span><text:span text:style-name="T35">gli operatori per configurare l’interfaccia grafica in base alle preferenze salvate. </text:span><text:span text:style-name="T28"><text:s/></text:span></text:p>
      <text:list xml:id="list173734215949526" text:continue-numbering="true" text:style-name="L5">
        <text:list-item>
          <text:p text:style-name="P90"><text:span text:style-name="Car._20_predefinito_20_paragrafo"><text:span text:style-name="T2">Endpoint:</text:span></text:span> /<text:span text:style-name="T34">900000</text:span><text:span text:style-name="T35">6</text:span>/<text:span text:style-name="T35">operators</text:span><text:span text:style-name="T34">/fetch</text:span></text:p>
        </text:list-item>
        <text:list-item>
          <text:p text:style-name="P90"><text:span text:style-name="Car._20_predefinito_20_paragrafo"><text:span text:style-name="T2">Metodo HTTP:</text:span></text:span> <text:span text:style-name="T28">POST</text:span></text:p>
        </text:list-item>
        <text:list-item>
          <text:p text:style-name="P97"><text:span text:style-name="T2">Header</text:span>: token di autenticazione</text:p>
        </text:list-item>
        <text:list-item>
          <text:p text:style-name="P104"><text:span text:style-name="Car._20_predefinito_20_paragrafo"><text:span text:style-name="T31">Corpo richiesta</text:span></text:span>:</text:p>
          <text:list>
            <text:list-item>
              <text:p text:style-name="P103"><text:span text:style-name="T20">startRow</text:span><text:span text:style-name="T5">: riga di partenza da cui si inizia a</text:span><text:span text:style-name="T10">d </text:span><text:span text:style-name="T25">acquisire </text:span><text:span text:style-name="T8">gli operatori</text:span><text:span text:style-name="T5">, tra le righe ottenute dal filtraggio (indicato dall’array </text:span><text:span text:style-name="T20">criteria</text:span><text:span text:style-name="T23">);</text:span></text:p>
            </text:list-item>
            <text:list-item>
              <text:p text:style-name="P110"><text:span text:style-name="T5">criteria</text:span><text:span text:style-name="T23">: array di criteri di filtraggio, avente</text:span></text:p>
              <text:list>
                <text:list-item>
                  <text:p text:style-name="P110"><text:span text:style-name="T5">fieldname</text:span><text:span text:style-name="T23">: nome della colonna per la quale filtrare;</text:span></text:p>
                </text:list-item>
                <text:list-item>
                  <text:p text:style-name="P110"><text:span text:style-name="T5">value</text:span><text:span text:style-name="T23">: valore di confronto per il filtraggio;</text:span></text:p>
                </text:list-item>
                <text:list-item>
                  <text:p text:style-name="P110"><text:span text:style-name="T5">operator</text:span><text:span text:style-name="T23">: operatore di confronto da applicare.</text:span></text:p>
                </text:list-item>
              </text:list>
            </text:list-item>
            <text:list-item>
              <text:p text:style-name="P116"><text:span text:style-name="T5">orderby</text:span><text:span text:style-name="T23">: array di criteri di ordinamento, avente:</text:span></text:p>
              <text:list>
                <text:list-item>
                  <text:p text:style-name="P116"><text:span text:style-name="T5">columnname</text:span><text:span text:style-name="T23">: nome della colonna per la quale ordinare;</text:span></text:p>
                </text:list-item>
                <text:list-item>
                  <text:p text:style-name="P116"><text:span text:style-name="T5">direction</text:span><text:span text:style-name="T23">: direzione dell’ordinamento.</text:span></text:p>
                </text:list-item>
              </text:list>
            </text:list-item>
            <text:list-item>
              <text:p text:style-name="P120"><text:span text:style-name="T23">endRow: <text:s/></text:span><text:span text:style-name="T24">riga da cui si </text:span><text:span text:style-name="T23">finisce di</text:span><text:span text:style-name="T24"> </text:span><text:span text:style-name="T25">acquisire dati</text:span><text:span text:style-name="T24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29">{</text:span></text:span></text:p>
            <text:p text:style-name="Preformatted_20_Text"><text:span text:style-name="Source_20_Text"><text:span text:style-name="T29"><text:s text:c="2"/>"data": [</text:span></text:span></text:p>
            <text:p text:style-name="Preformatted_20_Text"><text:span text:style-name="Source_20_Text"><text:span text:style-name="T29"><text:s text:c="4"/>{</text:span></text:span></text:p>
            <text:p text:style-name="Preformatted_20_Text"><text:span text:style-name="Source_20_Text"><text:span text:style-name="T29"><text:s text:c="6"/>"note": "string",</text:span></text:span></text:p>
            <text:p text:style-name="Preformatted_20_Text"><text:span text:style-name="Source_20_Text"><text:span text:style-name="T29"><text:s text:c="6"/>"userpin": "string",</text:span></text:span></text:p>
            <text:p text:style-name="Preformatted_20_Text"><text:span text:style-name="Source_20_Text"><text:span text:style-name="T29"><text:s text:c="6"/>"mes_theme": "string",</text:span></text:span></text:p>
            <text:p text:style-name="Preformatted_20_Text"><text:span text:style-name="Source_20_Text"><text:span text:style-name="T29"><text:s text:c="6"/>"mes_theme_display": "string",</text:span></text:span></text:p>
            <text:p text:style-name="Preformatted_20_Text"><text:span text:style-name="Source_20_Text"><text:span text:style-name="T29"><text:s text:c="6"/>"foto": 0,</text:span></text:span></text:p>
            <text:p text:style-name="Preformatted_20_Text"><text:span text:style-name="Source_20_Text"><text:span text:style-name="T29"><text:s text:c="6"/>"numero_matricola": "string",</text:span></text:span></text:p>
            <text:p text:style-name="Preformatted_20_Text"><text:span text:style-name="Source_20_Text"><text:span text:style-name="T29"><text:s text:c="6"/>"isactive": "Y",</text:span></text:span></text:p>
            <text:p text:style-name="Preformatted_20_Text"><text:span text:style-name="Source_20_Text"><text:span text:style-name="T29"><text:s text:c="6"/>"name": "string",</text:span></text:span></text:p>
            <text:p text:style-name="Preformatted_20_Text"><text:span text:style-name="Source_20_Text"><text:span text:style-name="T29"><text:s text:c="6"/>"ismobileuser": "Y",</text:span></text:span></text:p>
            <text:p text:style-name="Preformatted_20_Text"><text:span text:style-name="Source_20_Text"><text:span text:style-name="T29"><text:s text:c="6"/>"ad_user_id": 0</text:span></text:span></text:p>
            <text:p text:style-name="Preformatted_20_Text"><text:span text:style-name="Source_20_Text"><text:span text:style-name="T29"><text:s text:c="4"/>}</text:span></text:span></text:p>
            <text:p text:style-name="Preformatted_20_Text"><text:span text:style-name="Source_20_Text"><text:span text:style-name="T29"><text:s text:c="2"/>],</text:span></text:span></text:p>
            <text:p text:style-name="Preformatted_20_Text"><text:span text:style-name="Source_20_Text"><text:span text:style-name="T29"><text:s text:c="2"/>"startRow": 0,</text:span></text:span></text:p>
            <text:p text:style-name="Preformatted_20_Text"><text:span text:style-name="Source_20_Text"><text:span text:style-name="T29"><text:s text:c="2"/>"endRow": 0,</text:span></text:span></text:p>
            <text:p text:style-name="Preformatted_20_Text"><text:span text:style-name="Source_20_Text"><text:span text:style-name="T29"><text:s text:c="2"/>"totalRows": 0</text:span></text:span></text:p>
            <text:p text:style-name="Preformatted_20_Text"><text:span text:style-name="Source_20_Text"><text:span text:style-name="T29">}</text:span></text:span></text:p>
          </table:table-cell>
          <table:table-cell table:style-name="Tabella5.D2" office:value-type="string">
            <text:p text:style-name="P9">Ritor<text:span text:style-name="T28">na </text:span><text:span text:style-name="T37">una lista di </text:span><text:span text:style-name="T39">operatori</text:span><text:span text:style-name="T36"> filtrat</text:span><text:span text:style-name="T39">a</text:span><text:span text:style-name="T36"> e ordinat</text:span><text:span text:style-name="T39">a</text:span><text:span text:style-name="T36"> come da richiesta, </text:span><text:span text:style-name="T37">oltre all’indicazione sulle righe ottenute ed il numero di record </text:span><text:span text:style-name="T38">oggetto della ricerca</text:span></text:p>
          </table:table-cell>
        </table:table-row>
        <table:table-row>
          <table:table-cell table:style-name="Tabella5.A3" office:value-type="string">
            <text:p text:style-name="P49">Negativo</text:p>
          </table:table-cell>
          <table:table-cell table:style-name="Tabella5.B3" office:value-type="string">
            <text:p text:style-name="P49">401</text:p>
          </table:table-cell>
          <table:table-cell table:style-name="Tabella5.C3" office:value-type="string">
            <text:p text:style-name="P55"/>
          </table:table-cell>
          <table:table-cell table:style-name="Tabella5.D3" office:value-type="string">
            <text:p text:style-name="P49">L’utente non è autorizzato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33">Negativo</text:p>
          </table:table-cell>
          <table:table-cell table:style-name="Tabella5.B4" office:value-type="string">
            <text:p text:style-name="P33">500</text:p>
          </table:table-cell>
          <table:table-cell table:style-name="Tabella5.C4" office:value-type="string">
            <text:p text:style-name="P55"><text:span text:style-name="Source_20_Text"><text:span text:style-name="T29">{</text:span></text:span></text:p>
            <text:p text:style-name="P55"><text:span text:style-name="Source_20_Text"><text:span text:style-name="T29"><text:s text:c="2"/>"code": "string",</text:span></text:span></text:p>
            <text:p text:style-name="P55"><text:span text:style-name="Source_20_Text"><text:span text:style-name="T29"><text:s text:c="2"/>"description": "string"</text:span></text:span></text:p>
            <text:p text:style-name="P55"><text:span text:style-name="Source_20_Text"><text:span text:style-name="T29">}</text:span></text:span></text:p>
          </table:table-cell>
          <table:table-cell table:style-name="Tabella5.D4" office:value-type="string">
            <text:p text:style-name="P33">Ritorna un JSON di errore avente codice e descrizione.</text:p>
          </table:table-cell>
        </table:table-row>
      </table:table>
      <text:p text:style-name="P54"/>
      <text:h text:style-name="P69" text:outline-level="2">Attributi di qualità</text:h>
      <text:h text:style-name="P74" text:outline-level="3"><text:span text:style-name="T40">QualityAttribute</text:span> <text:span text:style-name="T34"><text:s/>- </text:span>Fetch</text:h>
      <text:p text:style-name="P56"><text:span text:style-name="Car._20_predefinito_20_paragrafo"><text:span text:style-name="T2">Descrizione: </text:span></text:span>questo endpoint permette <text:span text:style-name="T34">di ottenere </text:span><text:span text:style-name="T42">i controlli di qualità per il prodotto selezionato</text:span><text:span text:style-name="T35">. </text:span><text:span text:style-name="T28"><text:s/></text:span></text:p>
      <text:list xml:id="list173734133161210" text:continue-numbering="true" text:style-name="L5">
        <text:list-item>
          <text:p text:style-name="P91"><text:span text:style-name="Car._20_predefinito_20_paragrafo"><text:span text:style-name="T2">Endpoint:</text:span></text:span> /<text:span text:style-name="T34">900000</text:span><text:span text:style-name="T40">3</text:span>/<text:span text:style-name="T40">qualityattribute</text:span><text:span text:style-name="T34">/fetch</text:span></text:p>
        </text:list-item>
        <text:list-item>
          <text:p text:style-name="P91"><text:span text:style-name="Car._20_predefinito_20_paragrafo"><text:span text:style-name="T2">Metodo HTTP:</text:span></text:span> <text:span text:style-name="T28">POST</text:span></text:p>
        </text:list-item>
        <text:list-item>
          <text:p text:style-name="P98"><text:span text:style-name="T2">Header</text:span>: token di autenticazione</text:p>
        </text:list-item>
        <text:list-item>
          <text:p text:style-name="P105"><text:span text:style-name="Car._20_predefinito_20_paragrafo"><text:span text:style-name="T31">Corpo richiesta</text:span></text:span>:</text:p>
          <text:list>
            <text:list-item>
              <text:p text:style-name="P103"><text:span text:style-name="T20">startRow</text:span><text:span text:style-name="T5">: riga di partenza da cui si inizia a</text:span><text:span text:style-name="T10">d </text:span><text:span text:style-name="T25">acquisire </text:span><text:span text:style-name="T8">gli </text:span><text:span text:style-name="T9">attributi (controlli) di qualità</text:span><text:span text:style-name="T5">, tra le righe ottenute dal filtraggio (indicato dall’array </text:span><text:span text:style-name="T20">criteria</text:span><text:span text:style-name="T23">);</text:span></text:p>
            </text:list-item>
            <text:list-item>
              <text:p text:style-name="P111"><text:span text:style-name="T5">criteria</text:span><text:span text:style-name="T23">: array di criteri di filtraggio, avente</text:span></text:p>
              <text:list>
                <text:list-item>
                  <text:p text:style-name="P111"><text:span text:style-name="T5">fieldname</text:span><text:span text:style-name="T23">: nome della colonna per la quale filtrare;</text:span></text:p>
                </text:list-item>
                <text:list-item>
                  <text:p text:style-name="P111"><text:span text:style-name="T5">value</text:span><text:span text:style-name="T23">: valore di confronto per il filtraggio;</text:span></text:p>
                </text:list-item>
                <text:list-item>
                  <text:p text:style-name="P111"><text:span text:style-name="T5">operator</text:span><text:span text:style-name="T23">: operatore di confronto da applicare.</text:span></text:p>
                </text:list-item>
              </text:list>
            </text:list-item>
            <text:list-item>
              <text:p text:style-name="P117"><text:span text:style-name="T5">orderby</text:span><text:span text:style-name="T23">: array di criteri di ordinamento, avente:</text:span></text:p>
              <text:list>
                <text:list-item>
                  <text:p text:style-name="P117"><text:span text:style-name="T5">columnname</text:span><text:span text:style-name="T23">: nome della colonna per la quale ordinare;</text:span></text:p>
                </text:list-item>
                <text:list-item>
                  <text:p text:style-name="P117"><text:span text:style-name="T5">direction</text:span><text:span text:style-name="T23">: direzione dell’ordinamento.</text:span></text:p>
                </text:list-item>
              </text:list>
            </text:list-item>
            <text:list-item>
              <text:p text:style-name="P120"><text:span text:style-name="T23">endRow: <text:s/></text:span><text:span text:style-name="T24">riga da cui si </text:span><text:span text:style-name="T23">finisce di</text:span><text:span text:style-name="T24"> </text:span><text:span text:style-name="T25">acquisire dati</text:span><text:span text:style-name="T24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29">{</text:span></text:span></text:p>
            <text:p text:style-name="Preformatted_20_Text"><text:span text:style-name="Source_20_Text"><text:span text:style-name="T29"><text:s text:c="2"/>"data": [</text:span></text:span></text:p>
            <text:p text:style-name="Preformatted_20_Text"><text:span text:style-name="Source_20_Text"><text:span text:style-name="T29"><text:s text:c="4"/>{</text:span></text:span></text:p>
            <text:p text:style-name="Preformatted_20_Text"><text:span text:style-name="Source_20_Text"><text:span text:style-name="T29"><text:s text:c="6"/>"attributedescription": "string",</text:span></text:span></text:p>
            <text:p text:style-name="Preformatted_20_Text"><text:span text:style-name="Source_20_Text"><text:span text:style-name="T29"><text:s text:c="6"/>"optionvalue": "string",</text:span></text:span></text:p>
            <text:p text:style-name="Preformatted_20_Text"><text:span text:style-name="Source_20_Text"><text:span text:style-name="T29"><text:s text:c="6"/>"groupdescription": "string",</text:span></text:span></text:p>
            <text:p text:style-name="Preformatted_20_Text"><text:span text:style-name="Source_20_Text"><text:span text:style-name="T29"><text:s text:c="6"/>"m_product_id": 0,</text:span></text:span></text:p>
            <text:p text:style-name="Preformatted_20_Text"><text:span text:style-name="Source_20_Text"><text:span text:style-name="T29"><text:s text:c="6"/>"attributevalue": "string",</text:span></text:span></text:p>
            <text:p text:style-name="Preformatted_20_Text"><text:span text:style-name="Source_20_Text"><text:span text:style-name="T29"><text:s text:c="6"/>"m_product_category_id": 0,</text:span></text:span></text:p>
            <text:p text:style-name="Preformatted_20_Text"><text:span text:style-name="Source_20_Text"><text:span text:style-name="T29"><text:s text:c="6"/>"ad_reference_id": 0,</text:span></text:span></text:p>
            <text:p text:style-name="Preformatted_20_Text"><text:span text:style-name="Source_20_Text"><text:span text:style-name="T29"><text:s text:c="6"/>"attributename": "string",</text:span></text:span></text:p>
            <text:p text:style-name="Preformatted_20_Text"><text:span text:style-name="Source_20_Text"><text:span text:style-name="T29"><text:s text:c="6"/>"attributevaluetype": "Y",</text:span></text:span></text:p>
            <text:p text:style-name="Preformatted_20_Text"><text:span text:style-name="Source_20_Text"><text:span text:style-name="T29"><text:s text:c="6"/>"groupname": "string",</text:span></text:span></text:p>
            <text:p text:style-name="Preformatted_20_Text"><text:span text:style-name="Source_20_Text"><text:span text:style-name="T29"><text:s text:c="6"/>"c_project_attribute_group_id": 0,</text:span></text:span></text:p>
            <text:p text:style-name="Preformatted_20_Text"><text:span text:style-name="Source_20_Text"><text:span text:style-name="T29"><text:s text:c="6"/>"attributeseqno": 0</text:span></text:span></text:p>
            <text:p text:style-name="Preformatted_20_Text"><text:span text:style-name="Source_20_Text"><text:span text:style-name="T29"><text:s text:c="4"/>}</text:span></text:span></text:p>
            <text:p text:style-name="Preformatted_20_Text"><text:span text:style-name="Source_20_Text"><text:span text:style-name="T29"><text:s text:c="2"/>],</text:span></text:span></text:p>
            <text:p text:style-name="Preformatted_20_Text"><text:span text:style-name="Source_20_Text"><text:span text:style-name="T29"><text:s text:c="2"/>"startRow": 0,</text:span></text:span></text:p>
            <text:p text:style-name="Preformatted_20_Text"><text:span text:style-name="Source_20_Text"><text:span text:style-name="T29"><text:s text:c="2"/>"endRow": 0,</text:span></text:span></text:p>
            <text:p text:style-name="Preformatted_20_Text"><text:span text:style-name="Source_20_Text"><text:span text:style-name="T29"><text:s text:c="2"/>"totalRows": 0</text:span></text:span></text:p>
            <text:p text:style-name="Preformatted_20_Text"><text:span text:style-name="Source_20_Text"><text:span text:style-name="T29">}</text:span></text:span></text:p>
            <text:p text:style-name="Preformatted_20_Text"><text:span text:style-name="Source_20_Text"><text:span text:style-name="T29"/></text:span></text:p>
          </table:table-cell>
          <table:table-cell table:style-name="Tabella6.D2" office:value-type="string">
            <text:p text:style-name="P10">Ritor<text:span text:style-name="T28">na </text:span><text:span text:style-name="T37">una lista di </text:span><text:span text:style-name="T41">attributi di qualità</text:span><text:span text:style-name="T36"> filtrat</text:span><text:span text:style-name="T39">a</text:span><text:span text:style-name="T36"> e ordinat</text:span><text:span text:style-name="T39">a</text:span><text:span text:style-name="T36"> come da richiesta </text:span><text:span text:style-name="T41">(ad esempio, per prodotto o per categoria di prodotto)</text:span><text:span text:style-name="T36"> </text:span><text:span text:style-name="T37">oltre all’indicazione sulle righe ottenute ed il numero di record </text:span><text:span text:style-name="T38">oggetto della ricerca</text:span></text:p>
          </table:table-cell>
        </table:table-row>
        <table:table-row>
          <table:table-cell table:style-name="Tabella6.A3" office:value-type="string">
            <text:p text:style-name="P50">Negativo</text:p>
          </table:table-cell>
          <table:table-cell table:style-name="Tabella6.B3" office:value-type="string">
            <text:p text:style-name="P50">401</text:p>
          </table:table-cell>
          <table:table-cell table:style-name="Tabella6.C3" office:value-type="string">
            <text:p text:style-name="P57"/>
          </table:table-cell>
          <table:table-cell table:style-name="Tabella6.D3" office:value-type="string">
            <text:p text:style-name="P50">L’utente non è autorizzato</text:p>
          </table:table-cell>
        </table:table-row>
        <text:soft-page-break/>
        <table:table-row table:style-name="Tabella6.4">
          <table:table-cell table:style-name="Tabella6.A4" office:value-type="string">
            <text:p text:style-name="P34">Negativo</text:p>
          </table:table-cell>
          <table:table-cell table:style-name="Tabella6.B4" office:value-type="string">
            <text:p text:style-name="P34">500</text:p>
          </table:table-cell>
          <table:table-cell table:style-name="Tabella6.C4" office:value-type="string">
            <text:p text:style-name="P57"><text:span text:style-name="Source_20_Text"><text:span text:style-name="T29">{</text:span></text:span></text:p>
            <text:p text:style-name="P57"><text:span text:style-name="Source_20_Text"><text:span text:style-name="T29"><text:s text:c="2"/>"code": "string",</text:span></text:span></text:p>
            <text:p text:style-name="P57"><text:span text:style-name="Source_20_Text"><text:span text:style-name="T29"><text:s text:c="2"/>"description": "string"</text:span></text:span></text:p>
            <text:p text:style-name="P57"><text:span text:style-name="Source_20_Text"><text:span text:style-name="T29">}</text:span></text:span></text:p>
          </table:table-cell>
          <table:table-cell table:style-name="Tabella6.D4" office:value-type="string">
            <text:p text:style-name="P34">Ritorna un JSON di errore avente codice e descrizione.</text:p>
          </table:table-cell>
        </table:table-row>
      </table:table>
      <text:p text:style-name="P56"/>
      <text:h text:style-name="P70" text:outline-level="2"><text:span text:style-name="T42">Log </text:span>di qualità</text:h>
      <text:h text:style-name="P75" text:outline-level="3"><text:span text:style-name="T40">Quality</text:span><text:span text:style-name="T42">SaveLog</text:span> <text:span text:style-name="T34"><text:s/>- </text:span><text:span text:style-name="T42">Add</text:span></text:h>
      <text:p text:style-name="P58"><text:span text:style-name="Car._20_predefinito_20_paragrafo"><text:span text:style-name="T2">Descrizione: </text:span></text:span>questo endpoint permette <text:span text:style-name="T34">di </text:span><text:span text:style-name="T42">salvare </text:span><text:span text:style-name="T44">un log contenente i dati di un controllo qualità</text:span><text:span text:style-name="T35">. </text:span></text:p>
      <text:list xml:id="list173732394060206" text:continue-numbering="true" text:style-name="L5">
        <text:list-item>
          <text:p text:style-name="P92"><text:span text:style-name="Car._20_predefinito_20_paragrafo"><text:span text:style-name="T2">Endpoint:</text:span></text:span> /<text:span text:style-name="T34">900000</text:span><text:span text:style-name="T43">4</text:span>/<text:span text:style-name="T40">quality</text:span><text:span text:style-name="T43">savelog</text:span><text:span text:style-name="T34">/</text:span><text:span text:style-name="T43">add</text:span></text:p>
        </text:list-item>
        <text:list-item>
          <text:p text:style-name="P92"><text:span text:style-name="Car._20_predefinito_20_paragrafo"><text:span text:style-name="T2">Metodo HTTP:</text:span></text:span> <text:span text:style-name="T43">PUT</text:span></text:p>
        </text:list-item>
        <text:list-item>
          <text:p text:style-name="P99"><text:span text:style-name="T2">Header</text:span>: token di autenticazione</text:p>
        </text:list-item>
        <text:list-item>
          <text:p text:style-name="P106"><text:span text:style-name="Car._20_predefinito_20_paragrafo"><text:span text:style-name="T31">Corpo richiesta</text:span></text:span>:</text:p>
          <text:list>
            <text:list-item>
              <text:p text:style-name="P106"><text:span text:style-name="T21">c_projectphase_id</text:span><text:span text:style-name="T5">: </text:span><text:span text:style-name="T27">identificativo della fase su cui si stanno inserendo valori per il controllo qualità;</text:span></text:p>
            </text:list-item>
            <text:list-item>
              <text:p text:style-name="P112"><text:span text:style-name="T11">qualitystatus</text:span><text:span text:style-name="T23">: --</text:span></text:p>
            </text:list-item>
            <text:list-item>
              <text:p text:style-name="P112"><text:span text:style-name="T11">qualityvalue</text:span><text:span text:style-name="T26">: --</text:span></text:p>
            </text:list-item>
            <text:list-item>
              <text:p text:style-name="P112"><text:span text:style-name="T11">c_projectphase_quality_log_id</text:span><text:span text:style-name="T26">: --</text:span></text:p>
            </text:list-item>
            <text:list-item>
              <text:p text:style-name="P122"><text:span text:style-name="T5">isactive</text:span><text:span text:style-name="T23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29">{</text:span></text:span></text:p>
            <text:p text:style-name="Preformatted_20_Text"><text:span text:style-name="Source_20_Text"><text:span text:style-name="T29"><text:s text:c="2"/>"c_projectphase_id": 0,</text:span></text:span></text:p>
            <text:p text:style-name="Preformatted_20_Text"><text:span text:style-name="Source_20_Text"><text:span text:style-name="T29"><text:s text:c="2"/>"qualitystatus": "string",</text:span></text:span></text:p>
            <text:p text:style-name="Preformatted_20_Text"><text:span text:style-name="Source_20_Text"><text:span text:style-name="T29"><text:s text:c="2"/>"qualityvalue": "string",</text:span></text:span></text:p>
            <text:p text:style-name="Preformatted_20_Text"><text:span text:style-name="Source_20_Text"><text:span text:style-name="T29"><text:s text:c="2"/>"c_projectphase_quality_log_id": 0,</text:span></text:span></text:p>
            <text:p text:style-name="Preformatted_20_Text"><text:span text:style-name="Source_20_Text"><text:span text:style-name="T29"><text:s text:c="2"/>"isactive": "Y"</text:span></text:span></text:p>
            <text:p text:style-name="Preformatted_20_Text"><text:span text:style-name="Source_20_Text"><text:span text:style-name="T29">}</text:span></text:span></text:p>
          </table:table-cell>
          <table:table-cell table:style-name="Tabella7.D2" office:value-type="string">
            <text:p text:style-name="P11">Ritor<text:span text:style-name="T28">na </text:span><text:span text:style-name="T44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51">Negativo</text:p>
          </table:table-cell>
          <table:table-cell table:style-name="Tabella7.B3" office:value-type="string">
            <text:p text:style-name="P51">401</text:p>
          </table:table-cell>
          <table:table-cell table:style-name="Tabella7.C3" office:value-type="string">
            <text:p text:style-name="P59"/>
          </table:table-cell>
          <table:table-cell table:style-name="Tabella7.D3" office:value-type="string">
            <text:p text:style-name="P51">L’utente non è autorizzato</text:p>
          </table:table-cell>
        </table:table-row>
        <table:table-row table:style-name="Tabella7.4">
          <table:table-cell table:style-name="Tabella7.A4" office:value-type="string">
            <text:p text:style-name="P35">Negativo</text:p>
          </table:table-cell>
          <table:table-cell table:style-name="Tabella7.B4" office:value-type="string">
            <text:p text:style-name="P35">500</text:p>
          </table:table-cell>
          <table:table-cell table:style-name="Tabella7.C4" office:value-type="string">
            <text:p text:style-name="P59"><text:span text:style-name="Source_20_Text"><text:span text:style-name="T29">{</text:span></text:span></text:p>
            <text:p text:style-name="P59"><text:span text:style-name="Source_20_Text"><text:span text:style-name="T29"><text:s text:c="2"/>"code": "string",</text:span></text:span></text:p>
            <text:p text:style-name="P59"><text:span text:style-name="Source_20_Text"><text:span text:style-name="T29"><text:s text:c="2"/>"description": "string"</text:span></text:span></text:p>
            <text:p text:style-name="P59"><text:span text:style-name="Source_20_Text"><text:span text:style-name="T29">}</text:span></text:span></text:p>
          </table:table-cell>
          <table:table-cell table:style-name="Tabella7.D4" office:value-type="string">
            <text:p text:style-name="P35">Ritorna un JSON di errore avente codice e descrizione.</text:p>
          </table:table-cell>
        </table:table-row>
      </table:table>
      <text:p text:style-name="P58"/>
      <text:h text:style-name="P76" text:outline-level="3"><text:span text:style-name="T40">Quality</text:span><text:span text:style-name="T42">SaveLog</text:span> <text:span text:style-name="T34"><text:s/>- </text:span><text:span text:style-name="T44">Remove</text:span></text:h>
      <text:p text:style-name="P60"><text:span text:style-name="Car._20_predefinito_20_paragrafo"><text:span text:style-name="T2">Descrizione: </text:span></text:span>questo endpoint permette <text:span text:style-name="T34">di </text:span><text:span text:style-name="T42">salvare </text:span><text:span text:style-name="T44">un log contenente i dati di un controllo qualità</text:span><text:span text:style-name="T35">. </text:span></text:p>
      <text:list xml:id="list173733340529917" text:continue-numbering="true" text:style-name="L5">
        <text:list-item>
          <text:p text:style-name="P93"><text:span text:style-name="Car._20_predefinito_20_paragrafo"><text:span text:style-name="T2">Endpoint:</text:span></text:span> /<text:span text:style-name="T34">900000</text:span><text:span text:style-name="T43">4</text:span>/<text:span text:style-name="T40">quality</text:span><text:span text:style-name="T43">savelog</text:span><text:span text:style-name="T34">/</text:span><text:span text:style-name="T44">remove</text:span></text:p>
        </text:list-item>
        <text:list-item>
          <text:p text:style-name="P93"><text:span text:style-name="Car._20_predefinito_20_paragrafo"><text:span text:style-name="T2">Metodo HTTP:</text:span></text:span> <text:span text:style-name="T44">DELETE</text:span></text:p>
        </text:list-item>
        <text:list-item>
          <text:p text:style-name="P100"><text:span text:style-name="T2">Header</text:span>: token di autenticazione</text:p>
        </text:list-item>
        <text:list-item>
          <text:p text:style-name="P107"><text:span text:style-name="Car._20_predefinito_20_paragrafo"><text:span text:style-name="T31">Corpo richiesta</text:span></text:span>:</text:p>
          <text:list>
            <text:list-item>
              <text:p text:style-name="P107"><text:span text:style-name="T21">c_projectphase_id</text:span><text:span text:style-name="T5">: </text:span><text:span text:style-name="T27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61"><text:span text:style-name="Source_20_Text"><text:span text:style-name="T29">{</text:span></text:span></text:p>
            <text:p text:style-name="P61"><text:span text:style-name="Source_20_Text"><text:span text:style-name="T29"><text:s text:c="2"/>"c_projectphase_id": 0,</text:span></text:span></text:p>
            <text:p text:style-name="P61"><text:span text:style-name="Source_20_Text"><text:span text:style-name="T29"><text:s text:c="2"/>"qualitystatus": "string",</text:span></text:span></text:p>
            <text:p text:style-name="P61"><text:soft-page-break/><text:span text:style-name="Source_20_Text"><text:span text:style-name="T29"><text:s text:c="2"/>"qualityvalue": "string",</text:span></text:span></text:p>
            <text:p text:style-name="P61"><text:span text:style-name="Source_20_Text"><text:span text:style-name="T29"><text:s text:c="2"/>"c_projectphase_quality_log_id": 0,</text:span></text:span></text:p>
            <text:p text:style-name="P61"><text:span text:style-name="Source_20_Text"><text:span text:style-name="T29"><text:s text:c="2"/>"isactive": "Y"</text:span></text:span></text:p>
            <text:p text:style-name="P61"><text:span text:style-name="Source_20_Text"><text:span text:style-name="T29">}</text:span></text:span></text:p>
          </table:table-cell>
          <table:table-cell table:style-name="Tabella8.D2" office:value-type="string">
            <text:p text:style-name="P12">Ritor<text:span text:style-name="T28">na </text:span><text:span text:style-name="T44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52">Negativo</text:p>
          </table:table-cell>
          <table:table-cell table:style-name="Tabella8.B3" office:value-type="string">
            <text:p text:style-name="P52">401</text:p>
          </table:table-cell>
          <table:table-cell table:style-name="Tabella8.C3" office:value-type="string">
            <text:p text:style-name="P61"/>
          </table:table-cell>
          <table:table-cell table:style-name="Tabella8.D3" office:value-type="string">
            <text:p text:style-name="P52">L’utente non è autorizzato</text:p>
          </table:table-cell>
        </table:table-row>
        <table:table-row table:style-name="Tabella8.4">
          <table:table-cell table:style-name="Tabella8.A4" office:value-type="string">
            <text:p text:style-name="P36">Negativo</text:p>
          </table:table-cell>
          <table:table-cell table:style-name="Tabella8.B4" office:value-type="string">
            <text:p text:style-name="P36">500</text:p>
          </table:table-cell>
          <table:table-cell table:style-name="Tabella8.C4" office:value-type="string">
            <text:p text:style-name="P61"><text:span text:style-name="Source_20_Text"><text:span text:style-name="T29">{</text:span></text:span></text:p>
            <text:p text:style-name="P61"><text:span text:style-name="Source_20_Text"><text:span text:style-name="T29"><text:s text:c="2"/>"code": "string",</text:span></text:span></text:p>
            <text:p text:style-name="P61"><text:span text:style-name="Source_20_Text"><text:span text:style-name="T29"><text:s text:c="2"/>"description": "string"</text:span></text:span></text:p>
            <text:p text:style-name="P61"><text:span text:style-name="Source_20_Text"><text:span text:style-name="T29">}</text:span></text:span></text:p>
          </table:table-cell>
          <table:table-cell table:style-name="Tabella8.D4" office:value-type="string">
            <text:p text:style-name="P36">Ritorna un JSON di errore avente codice e descrizione.</text:p>
          </table:table-cell>
        </table:table-row>
      </table:table>
      <text:p text:style-name="P60"/>
      <text:h text:style-name="P76" text:outline-level="3"><text:span text:style-name="T40">Quality</text:span><text:span text:style-name="T42">SaveLog</text:span> <text:span text:style-name="T34"><text:s/>- </text:span><text:span text:style-name="T44">Fetch</text:span></text:h>
      <text:p text:style-name="P60"><text:span text:style-name="Car._20_predefinito_20_paragrafo"><text:span text:style-name="T2">Descrizione: </text:span></text:span>questo endpoint permette <text:span text:style-name="T34">di </text:span><text:span text:style-name="T44">ottenere tutti i log relativi a una fase di produzione</text:span><text:span text:style-name="T35">. </text:span></text:p>
      <text:list xml:id="list173733304288406" text:continue-numbering="true" text:style-name="L5">
        <text:list-item>
          <text:p text:style-name="P93"><text:span text:style-name="Car._20_predefinito_20_paragrafo"><text:span text:style-name="T2">Endpoint:</text:span></text:span> /<text:span text:style-name="T34">900000</text:span><text:span text:style-name="T43">4</text:span>/<text:span text:style-name="T40">quality</text:span><text:span text:style-name="T43">savelog</text:span><text:span text:style-name="T34">/</text:span><text:span text:style-name="T44">fetch</text:span></text:p>
        </text:list-item>
        <text:list-item>
          <text:p text:style-name="P93"><text:span text:style-name="Car._20_predefinito_20_paragrafo"><text:span text:style-name="T2">Metodo HTTP:</text:span></text:span> <text:span text:style-name="T44">POST</text:span></text:p>
        </text:list-item>
        <text:list-item>
          <text:p text:style-name="P100"><text:span text:style-name="T2">Header</text:span>: token di autenticazione</text:p>
        </text:list-item>
        <text:list-item>
          <text:p text:style-name="P107"><text:span text:style-name="Car._20_predefinito_20_paragrafo"><text:span text:style-name="T31">Corpo richiesta</text:span></text:span>:</text:p>
          <text:list>
            <text:list-item>
              <text:p text:style-name="P107"><text:span text:style-name="T20">startRow</text:span><text:span text:style-name="T5">: riga di partenza da cui si inizia a</text:span><text:span text:style-name="T10">d </text:span><text:span text:style-name="T25">acquisire </text:span><text:span text:style-name="T27">i log dei controlli di qualità</text:span><text:span text:style-name="T5">, tra le righe ottenute dal filtraggio (indicato dall’array </text:span><text:span text:style-name="T20">criteria</text:span><text:span text:style-name="T23">);</text:span></text:p>
            </text:list-item>
            <text:list-item>
              <text:p text:style-name="P113"><text:span text:style-name="T5">criteria</text:span><text:span text:style-name="T23">: array di criteri di filtraggio, avente</text:span></text:p>
              <text:list>
                <text:list-item>
                  <text:p text:style-name="P113"><text:span text:style-name="T5">fieldname</text:span><text:span text:style-name="T23">: nome della colonna per la quale filtrare;</text:span></text:p>
                </text:list-item>
                <text:list-item>
                  <text:p text:style-name="P113"><text:span text:style-name="T5">value</text:span><text:span text:style-name="T23">: valore di confronto per il filtraggio;</text:span></text:p>
                </text:list-item>
                <text:list-item>
                  <text:p text:style-name="P113"><text:span text:style-name="T5">operator</text:span><text:span text:style-name="T23">: operatore di confronto da applicare.</text:span></text:p>
                </text:list-item>
              </text:list>
            </text:list-item>
            <text:list-item>
              <text:p text:style-name="P118"><text:span text:style-name="T5">orderby</text:span><text:span text:style-name="T23">: array di criteri di ordinamento, avente:</text:span></text:p>
              <text:list>
                <text:list-item>
                  <text:p text:style-name="P118"><text:span text:style-name="T5">columnname</text:span><text:span text:style-name="T23">: nome della colonna per la quale ordinare;</text:span></text:p>
                </text:list-item>
                <text:list-item>
                  <text:p text:style-name="P118"><text:span text:style-name="T5">direction</text:span><text:span text:style-name="T23">: direzione dell’ordinamento.</text:span></text:p>
                </text:list-item>
              </text:list>
            </text:list-item>
            <text:list-item>
              <text:p text:style-name="P121"><text:span text:style-name="T27">endRow: <text:s/></text:span><text:span text:style-name="T24">riga da cui si </text:span><text:span text:style-name="T27">finisce di</text:span><text:span text:style-name="T24"> </text:span><text:span text:style-name="T25">acquisire dati</text:span><text:span text:style-name="T24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61"><text:span text:style-name="Source_20_Text"><text:span text:style-name="T29">{</text:span></text:span></text:p>
            <text:p text:style-name="P61"><text:span text:style-name="Source_20_Text"><text:span text:style-name="T29"><text:s text:c="2"/>"c_projectphase_id": 0,</text:span></text:span></text:p>
            <text:p text:style-name="P61"><text:span text:style-name="Source_20_Text"><text:span text:style-name="T29"><text:s text:c="2"/>"qualitystatus": "string",</text:span></text:span></text:p>
            <text:p text:style-name="P61"><text:span text:style-name="Source_20_Text"><text:span text:style-name="T29"><text:s text:c="2"/>"qualityvalue": "string",</text:span></text:span></text:p>
            <text:p text:style-name="P61"><text:span text:style-name="Source_20_Text"><text:span text:style-name="T29"><text:s text:c="2"/>"c_projectphase_quality_log_id": 0,</text:span></text:span></text:p>
            <text:p text:style-name="P61"><text:span text:style-name="Source_20_Text"><text:span text:style-name="T29"><text:s text:c="2"/>"isactive": "Y"</text:span></text:span></text:p>
            <text:p text:style-name="P61"><text:span text:style-name="Source_20_Text"><text:span text:style-name="T29">}</text:span></text:span></text:p>
          </table:table-cell>
          <table:table-cell table:style-name="Tabella9.D2" office:value-type="string">
            <text:p text:style-name="P12">Ritor<text:span text:style-name="T28">na </text:span><text:span text:style-name="T45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52">Negativo</text:p>
          </table:table-cell>
          <table:table-cell table:style-name="Tabella9.B3" office:value-type="string">
            <text:p text:style-name="P52">401</text:p>
          </table:table-cell>
          <table:table-cell table:style-name="Tabella9.C3" office:value-type="string">
            <text:p text:style-name="P61"/>
          </table:table-cell>
          <table:table-cell table:style-name="Tabella9.D3" office:value-type="string">
            <text:p text:style-name="P52">L’utente non è autorizzato</text:p>
          </table:table-cell>
        </table:table-row>
        <table:table-row table:style-name="Tabella9.4">
          <table:table-cell table:style-name="Tabella9.A4" office:value-type="string">
            <text:p text:style-name="P36">Negativo</text:p>
          </table:table-cell>
          <table:table-cell table:style-name="Tabella9.B4" office:value-type="string">
            <text:p text:style-name="P36">500</text:p>
          </table:table-cell>
          <table:table-cell table:style-name="Tabella9.C4" office:value-type="string">
            <text:p text:style-name="P61"><text:span text:style-name="Source_20_Text"><text:span text:style-name="T29">{</text:span></text:span></text:p>
            <text:p text:style-name="P61"><text:span text:style-name="Source_20_Text"><text:span text:style-name="T29"><text:s text:c="2"/>"code": "string",</text:span></text:span></text:p>
            <text:p text:style-name="P61"><text:span text:style-name="Source_20_Text"><text:span text:style-name="T29"><text:s text:c="2"/>"description": "string"</text:span></text:span></text:p>
            <text:p text:style-name="P61"><text:span text:style-name="Source_20_Text"><text:span text:style-name="T29">}</text:span></text:span></text:p>
          </table:table-cell>
          <table:table-cell table:style-name="Tabella9.D4" office:value-type="string">
            <text:p text:style-name="P36">Ritorna un JSON di errore avente codice e descrizione.</text:p>
          </table:table-cell>
        </table:table-row>
      </table:table>
      <text:p text:style-name="P60"/>
      <text:h text:style-name="P77" text:outline-level="3"><text:span text:style-name="T40">Quality</text:span><text:span text:style-name="T42">SaveLog</text:span> <text:span text:style-name="T34"><text:s/>- </text:span><text:span text:style-name="T45">Update</text:span></text:h>
      <text:p text:style-name="P62"><text:span text:style-name="Car._20_predefinito_20_paragrafo"><text:span text:style-name="T2">Descrizione: </text:span></text:span>questo endpoint permette <text:span text:style-name="T34">di </text:span><text:span text:style-name="T46">aggiornare</text:span><text:span text:style-name="T42"> </text:span><text:span text:style-name="T44">un log contenente i dati di un controllo qualità</text:span><text:span text:style-name="T35">. </text:span></text:p>
      <text:list text:continue-numbering="true" text:style-name="L5">
        <text:list-item>
          <text:p text:style-name="P94"><text:span text:style-name="Car._20_predefinito_20_paragrafo"><text:span text:style-name="T2">Endpoint:</text:span></text:span> /<text:span text:style-name="T34">900000</text:span><text:span text:style-name="T43">4</text:span>/<text:span text:style-name="T40">quality</text:span><text:span text:style-name="T43">savelog</text:span><text:span text:style-name="T34">/</text:span><text:span text:style-name="T45">update</text:span></text:p>
        </text:list-item>
        <text:list-item>
          <text:p text:style-name="P94"><text:span text:style-name="Car._20_predefinito_20_paragrafo"><text:span text:style-name="T2">Metodo HTTP:</text:span></text:span> <text:span text:style-name="T45">POST</text:span></text:p>
        </text:list-item>
        <text:list-item>
          <text:p text:style-name="P101"><text:soft-page-break/><text:span text:style-name="T2">Header</text:span>: token di autenticazione</text:p>
        </text:list-item>
        <text:list-item>
          <text:p text:style-name="P108"><text:span text:style-name="Car._20_predefinito_20_paragrafo"><text:span text:style-name="T31">Corpo richiesta</text:span></text:span>:</text:p>
          <text:list>
            <text:list-item>
              <text:p text:style-name="P108"><text:span text:style-name="T21">c_projectphase_id</text:span><text:span text:style-name="T5">: </text:span><text:span text:style-name="T27">identificativo della fase su cui si stanno inserendo valori per il controllo qualità;</text:span></text:p>
            </text:list-item>
            <text:list-item>
              <text:p text:style-name="P114"><text:span text:style-name="T11">qualitystatus</text:span><text:span text:style-name="T23">: --</text:span></text:p>
            </text:list-item>
            <text:list-item>
              <text:p text:style-name="P114"><text:span text:style-name="T11">qualityvalue</text:span><text:span text:style-name="T26">: --</text:span></text:p>
            </text:list-item>
            <text:list-item>
              <text:p text:style-name="P114"><text:span text:style-name="T11">c_projectphase_quality_log_id</text:span><text:span text:style-name="T26">: --</text:span></text:p>
            </text:list-item>
            <text:list-item>
              <text:p text:style-name="P123"><text:span text:style-name="T5">isactive</text:span><text:span text:style-name="T23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63"><text:span text:style-name="Source_20_Text"><text:span text:style-name="T29">{</text:span></text:span></text:p>
            <text:p text:style-name="P63"><text:span text:style-name="Source_20_Text"><text:span text:style-name="T29"><text:s text:c="2"/>"c_projectphase_id": 0,</text:span></text:span></text:p>
            <text:p text:style-name="P63"><text:span text:style-name="Source_20_Text"><text:span text:style-name="T29"><text:s text:c="2"/>"qualitystatus": "string",</text:span></text:span></text:p>
            <text:p text:style-name="P63"><text:span text:style-name="Source_20_Text"><text:span text:style-name="T29"><text:s text:c="2"/>"qualityvalue": "string",</text:span></text:span></text:p>
            <text:p text:style-name="P63"><text:span text:style-name="Source_20_Text"><text:span text:style-name="T29"><text:s text:c="2"/>"c_projectphase_quality_log_id": 0,</text:span></text:span></text:p>
            <text:p text:style-name="P63"><text:span text:style-name="Source_20_Text"><text:span text:style-name="T29"><text:s text:c="2"/>"isactive": "Y"</text:span></text:span></text:p>
            <text:p text:style-name="P63"><text:span text:style-name="Source_20_Text"><text:span text:style-name="T29">}</text:span></text:span></text:p>
          </table:table-cell>
          <table:table-cell table:style-name="Tabella10.D2" office:value-type="string">
            <text:p text:style-name="P13">Ritor<text:span text:style-name="T28">na </text:span><text:span text:style-name="T44">il corpo della richiesta per dare riscontro dei valori </text:span><text:span text:style-name="T45">aggiornati</text:span></text:p>
          </table:table-cell>
        </table:table-row>
        <table:table-row>
          <table:table-cell table:style-name="Tabella10.A3" office:value-type="string">
            <text:p text:style-name="P53">Negativo</text:p>
          </table:table-cell>
          <table:table-cell table:style-name="Tabella10.B3" office:value-type="string">
            <text:p text:style-name="P53">401</text:p>
          </table:table-cell>
          <table:table-cell table:style-name="Tabella10.C3" office:value-type="string">
            <text:p text:style-name="P63"/>
          </table:table-cell>
          <table:table-cell table:style-name="Tabella10.D3" office:value-type="string">
            <text:p text:style-name="P53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37">Negativo</text:p>
          </table:table-cell>
          <table:table-cell table:style-name="Tabella10.B4" office:value-type="string">
            <text:p text:style-name="P37">500</text:p>
          </table:table-cell>
          <table:table-cell table:style-name="Tabella10.C4" office:value-type="string">
            <text:p text:style-name="P63"><text:span text:style-name="Source_20_Text"><text:span text:style-name="T29">{</text:span></text:span></text:p>
            <text:p text:style-name="P63"><text:span text:style-name="Source_20_Text"><text:span text:style-name="T29"><text:s text:c="2"/>"code": "string",</text:span></text:span></text:p>
            <text:p text:style-name="P63"><text:span text:style-name="Source_20_Text"><text:span text:style-name="T29"><text:s text:c="2"/>"description": "string"</text:span></text:span></text:p>
            <text:p text:style-name="P63"><text:span text:style-name="Source_20_Text"><text:span text:style-name="T29">}</text:span></text:span></text:p>
          </table:table-cell>
          <table:table-cell table:style-name="Tabella10.D4" office:value-type="string">
            <text:p text:style-name="P37">Ritorna un JSON di errore avente codice e descrizione.</text:p>
          </table:table-cell>
        </table:table-row>
      </table:table>
      <text:p text:style-name="P62"/>
      <text:h text:style-name="Heading_20_1" text:outline-level="1">Architettura</text:h>
      <text:p text:style-name="Normal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09-25T15:19:44.331000000</dc:date>
    <meta:editing-cycles>40</meta:editing-cycles>
    <meta:editing-duration>PT4H50M53S</meta:editing-duration>
    <meta:document-statistic meta:table-count="10" meta:image-count="0" meta:object-count="0" meta:page-count="9" meta:paragraph-count="437" meta:word-count="1974" meta:character-count="13884" meta:non-whitespace-character-count="12076"/>
    <meta:template xlink:type="simple" xlink:actuate="onRequest" xlink:title="" xlink:href="Normal.dotm"/>
  </office:meta>
</office:document-meta>
</file>